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5f69a" officeooo:paragraph-rsid="0005f69a" style:font-size-asian="14pt" style:font-size-complex="14pt"/>
    </style:style>
    <style:style style:name="T1" style:family="text">
      <style:text-properties officeooo:rsid="00083210"/>
    </style:style>
    <style:style style:name="T2" style:family="text">
      <style:text-properties officeooo:rsid="000a75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 :</text:p>
      <text:p text:style-name="P1">Afficher les nombres <text:span text:style-name="T2">im</text:span>pairs de <text:span text:style-name="T2">7</text:span> à 1<text:span text:style-name="T2">3</text:span> avec une boucle.</text:p>
      <text:p text:style-name="P1"/>
      <text:p text:style-name="P1">Exercice 2 :</text:p>
      <text:p text:style-name="P1">Définir une liste contenant les <text:span text:style-name="T2">chiffres romains de 1 à 10</text:span>. Afficher l’<text:span text:style-name="T2">élément III</text:span>.</text:p>
      <text:p text:style-name="P1"/>
      <text:p text:style-name="P1">Exercice 3 :</text:p>
      <text:p text:style-name="P1">Définir un dictionnaire qui associe à chaque <text:span text:style-name="T2">jour de la semaine, s’il fait partie du week-end ou non</text:span>. <text:span text:style-name="T2">En utilisant ce dictionnaire, déterminer si jeudi fait partie du week-end</text:span>.</text:p>
      <text:p text:style-name="P1"/>
      <text:p text:style-name="P1">Exercice 4 :</text:p>
      <text:p text:style-name="P1">Télécharger la page <text:a xlink:type="simple" xlink:href="http://www.wikipedia.fr/" text:style-name="Internet_20_link" text:visited-style-name="Visited_20_Internet_20_Link">www.wikipedia.fr</text:a>. Afficher le message “<text:span text:style-name="T1">erreur du serveur</text:span>” <text:span text:style-name="T1">si le code d’erreur est supérieur ou égal à 500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4:45:18.877497536</meta:creation-date>
    <dc:date>2020-03-10T14:33:22.363888819</dc:date>
    <meta:editing-duration>PT14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6" meta:character-count="488" meta:non-whitespace-character-count="410"/>
  </office:meta>
</office:document-meta>
</file>